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8pt" fo:language="en" fo:country="US" style:font-size-asian="18pt" style:font-size-complex="18pt"/>
    </style:style>
    <style:style style:name="P2" style:family="paragraph" style:parent-style-name="Standard">
      <style:paragraph-properties fo:line-height="150%"/>
      <style:text-properties style:font-name="arial" fo:language="en" fo:country="US"/>
    </style:style>
    <style:style style:name="P3" style:family="paragraph" style:parent-style-name="Standard">
      <style:paragraph-properties fo:line-height="150%"/>
      <style:text-properties style:font-name="arial" fo:language="en" fo:country="US" officeooo:paragraph-rsid="0011535d"/>
    </style:style>
    <style:style style:name="P4" style:family="paragraph" style:parent-style-name="Standard" style:list-style-name="L1">
      <style:paragraph-properties fo:line-height="150%"/>
      <style:text-properties style:font-name="arial" fo:language="en" fo:country="US"/>
    </style:style>
    <style:style style:name="P5" style:family="paragraph" style:parent-style-name="Standard" style:list-style-name="L2">
      <style:paragraph-properties fo:line-height="150%"/>
      <style:text-properties style:font-name="arial" fo:language="en" fo:country="US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1535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3/10 - 16/10</text:span></text:p>
      <text:list xml:id="list51001309" text:style-name="L2">
        <text:list-item>
          <text:p text:style-name="P5"><text:span text:style-name="T2">R</text:span>esearch</text:p>
        </text:list-item>
        <text:list-item>
          <text:p text:style-name="P5"><text:span text:style-name="T2">Planning</text:span> form</text:p>
        </text:list-item>
        <text:list-item>
          <text:p text:style-name="P5"><text:span text:style-name="T2">I</text:span>ntroduction</text:p>
        </text:list-item>
        <text:list-item>
          <text:p text:style-name="P5"><text:span text:style-name="T2">D</text:span>efine the <text:span text:style-name="T2">language</text:span> and structure</text:p>
        </text:list-item>
      </text:list>
      <text:p text:style-name="P2"/>
      <text:p text:style-name="P2"><text:span text:style-name="T1">17/10 - 30/10</text:span></text:p>
      <text:list xml:id="list3483702410" text:style-name="L1">
        <text:list-item>
          <text:p text:style-name="P4"><text:span text:style-name="T2">M</text:span>odeling the class diagram</text:p>
        </text:list-item>
        <text:list-item>
          <text:p text:style-name="P4"><text:span text:style-name="T2">C</text:span>reate a form which the users <text:span text:style-name="T2">hawser</text:span> their <text:span text:style-name="T2">experience</text:span> about get a <text:span text:style-name="T2">accommodation</text:span> in <text:span text:style-name="T2">D</text:span>ublin</text:p>
        </text:list-item>
        <text:list-item>
          <text:p text:style-name="P4"><text:span text:style-name="T2">D</text:span>esign and coding</text:p>
        </text:list-item>
      </text:list>
      <text:p text:style-name="P2"/>
      <text:p text:style-name="P1">31/10 - 13/11</text:p>
      <text:p text:style-name="P1"/>
      <text:p text:style-name="P1">14/11 - 27/11</text:p>
      <text:p text:style-name="P1"/>
      <text:p text:style-name="P1">28/11 - 11/12</text:p>
      <text:p text:style-name="P1"/>
      <text:p text:style-name="P3"><text:span text:style-name="T1">15/12</text:span> <text:s/></text:p>
      <text:p text:style-name="P3">Subm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19:14:25.621859299</meta:creation-date>
    <dc:date>2022-10-25T10:28:45.700391590</dc:date>
    <meta:editing-duration>P6DT15H4M20S</meta:editing-duration>
    <meta:editing-cycles>1</meta:editing-cycles>
    <meta:document-statistic meta:table-count="0" meta:image-count="0" meta:object-count="0" meta:page-count="1" meta:paragraph-count="14" meta:word-count="55" meta:character-count="283" meta:non-whitespace-character-count="246"/>
    <meta:generator>LibreOffice/6.0.7.3$Linux_X86_64 LibreOffice_project/00m0$Build-3</meta:generator>
  </office:meta>
</office:document-meta>
</file>